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587" officeooo:paragraph-rsid="00187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awt.Color;</text:p>
      <text:p text:style-name="P1">import java.awt.Container;</text:p>
      <text:p text:style-name="P1">import java.awt.Font;</text:p>
      <text:p text:style-name="P1">import java.awt.GridLayout;</text:p>
      <text:p text:style-name="P1">import java.awt.event.ActionEvent;</text:p>
      <text:p text:style-name="P1">import java.awt.event.ActionListener;</text:p>
      <text:p text:style-name="P1"/>
      <text:p text:style-name="P1">import javax.swing.*;</text:p>
      <text:p text:style-name="P1"/>
      <text:p text:style-name="P1">public class Denglu1 extends JFrame{</text:p>
      <text:p text:style-name="P1"><text:s text:c="5"/>public Denglu1(){</text:p>
      <text:p text:style-name="P1"><text:s text:c="4"/><text:tab/> setTitle("登陆系统");</text:p>
      <text:p text:style-name="P1"><text:s text:c="4"/><text:tab/> setBounds(710, 290, 500, 500);</text:p>
      <text:p text:style-name="P1"><text:s text:c="4"/><text:tab/> setDefaultCloseOperation(EXIT_ON_CLOSE);</text:p>
      <text:p text:style-name="P1"><text:s text:c="4"/><text:tab/> Container c=getContentPane();</text:p>
      <text:p text:style-name="P1"><text:s text:c="4"/><text:tab/> c.setLayout(new GridLayout(1, 1, 10, 10));</text:p>
      <text:p text:style-name="P1"><text:s text:c="4"/><text:tab/> JPanel jp=new JPanel();</text:p>
      <text:p text:style-name="P1"><text:s text:c="4"/><text:tab/> jp.setBackground(Color.LIGHT_GRAY);</text:p>
      <text:p text:style-name="P1"><text:s text:c="4"/><text:tab/> jp.setBorder(BorderFactory.createTitledBorder("登陆"));</text:p>
      <text:p text:style-name="P1"><text:s text:c="4"/><text:tab/> c.add(jp);</text:p>
      <text:p text:style-name="P1"><text:s text:c="4"/><text:tab/> jp.setLayout(null);</text:p>
      <text:p text:style-name="P1"><text:s text:c="4"/><text:tab/> //标题标签</text:p>
      <text:p text:style-name="P1"><text:s text:c="4"/><text:tab/> JLabel jl1=new JLabel("QQ登陆");</text:p>
      <text:p text:style-name="P1"><text:s text:c="4"/><text:tab/> jl1.setFont(new Font("华文彩云",Font.PLAIN,40));</text:p>
      <text:p text:style-name="P1"><text:s text:c="4"/><text:tab/> jl1.setForeground(Color.red);//设置字体颜色</text:p>
      <text:p text:style-name="P1"><text:s text:c="4"/><text:tab/> jl1.setBounds(175, 15, 150, 150);</text:p>
      <text:p text:style-name="P1"><text:s text:c="4"/><text:tab/> jp.add(jl1);</text:p>
      <text:p text:style-name="P1"><text:s text:c="4"/><text:tab/> //账号标签</text:p>
      <text:p text:style-name="P1"><text:s text:c="4"/><text:tab/> JLabel jl=new JLabel("账号:");</text:p>
      <text:p text:style-name="P1"><text:s text:c="4"/><text:tab/> jl.setFont(new Font("华文彩云",Font.PLAIN,20));</text:p>
      <text:p text:style-name="P1"><text:s text:c="4"/><text:tab/> jl.setForeground(Color.BLACK);</text:p>
      <text:p text:style-name="P1"><text:s text:c="4"/><text:tab/> jl.setBounds(70, 100, 100, 100);</text:p>
      <text:p text:style-name="P1"><text:s text:c="4"/><text:tab/> jp.add(jl);</text:p>
      <text:p text:style-name="P1"><text:s text:c="4"/><text:tab/> //账号编辑框</text:p>
      <text:p text:style-name="P1"><text:s text:c="4"/><text:tab/> JTextField wb=new JTextField(20);</text:p>
      <text:p text:style-name="P1"><text:s text:c="4"/><text:tab/> wb.setBounds(130, 135, 250,30 );</text:p>
      <text:p text:style-name="P1"><text:s text:c="4"/><text:tab/> wb.setBorder(BorderFactory.createLineBorder(Color.pink));</text:p>
      <text:p text:style-name="P1"><text:s text:c="4"/><text:tab/> jp.add(wb);</text:p>
      <text:p text:style-name="P1"><text:s text:c="4"/><text:tab/> //密码标签</text:p>
      <text:p text:style-name="P1"><text:s text:c="4"/><text:tab/> JLabel jl2=new JLabel("密码:");</text:p>
      <text:p text:style-name="P1"><text:s text:c="4"/><text:tab/> jl2.setFont(new Font("华文彩云",Font.PLAIN,20));</text:p>
      <text:p text:style-name="P1"><text:s text:c="4"/><text:tab/> jl2.setBounds(70, 150, 100, 100);</text:p>
      <text:p text:style-name="P1"><text:s text:c="4"/><text:tab/> jp.add(jl2);</text:p>
      <text:p text:style-name="P1"><text:s text:c="4"/><text:tab/> //密码框</text:p>
      <text:p text:style-name="P1"><text:s text:c="4"/><text:tab/> JPasswordField mm=new JPasswordField(20);</text:p>
      <text:p text:style-name="P1"><text:s text:c="4"/><text:tab/> mm.setBounds(130, 185, 250, 30);</text:p>
      <text:p text:style-name="P1"><text:s text:c="4"/><text:tab/> mm.setBorder(BorderFactory.createLineBorder(Color.pink));</text:p>
      <text:p text:style-name="P1"><text:s text:c="4"/><text:tab/> jp.add(mm);</text:p>
      <text:p text:style-name="P1"><text:s text:c="4"/><text:tab/> //复选框1</text:p>
      <text:p text:style-name="P1"><text:s text:c="4"/><text:tab/> JCheckBox fu1=new JCheckBox("记住密码");</text:p>
      <text:p text:style-name="P1"><text:s text:c="4"/><text:tab/> fu1.setBounds(130, 215, 100,80 );</text:p>
      <text:p text:style-name="P1"><text:s text:c="4"/><text:tab/> fu1.setBorderPainted(false);</text:p>
      <text:p text:style-name="P1"><text:soft-page-break/><text:s text:c="4"/><text:tab/> fu1.setBackground(Color.LIGHT_GRAY);</text:p>
      <text:p text:style-name="P1"><text:s text:c="4"/><text:tab/> jp.add(fu1);</text:p>
      <text:p text:style-name="P1"><text:s text:c="4"/><text:tab/> //复选框2</text:p>
      <text:p text:style-name="P1"><text:s text:c="4"/><text:tab/> JCheckBox fu2=new JCheckBox("自动登陆");</text:p>
      <text:p text:style-name="P1"><text:s text:c="4"/><text:tab/> fu2.setBounds(300, 215, 100, 80);</text:p>
      <text:p text:style-name="P1"><text:s text:c="4"/><text:tab/> fu2.setBorderPainted(false);</text:p>
      <text:p text:style-name="P1"><text:s text:c="4"/><text:tab/> fu2.setBackground(Color.LIGHT_GRAY);</text:p>
      <text:p text:style-name="P1"><text:s text:c="4"/><text:tab/> jp.add(fu2);</text:p>
      <text:p text:style-name="P1"><text:s text:c="4"/><text:tab/>//注册按钮</text:p>
      <text:p text:style-name="P1"><text:s text:c="4"/><text:tab/> JButton b1=new JButton("注册账号");</text:p>
      <text:p text:style-name="P1"><text:s text:c="4"/><text:tab/> b1.setFont(new Font("华文行楷",Font.PLAIN,13));</text:p>
      <text:p text:style-name="P1"><text:s text:c="4"/><text:tab/> b1.setBounds(390, 130, 90, 40);</text:p>
      <text:p text:style-name="P1"><text:s text:c="4"/><text:tab/> b1.setBorderPainted(false);</text:p>
      <text:p text:style-name="P1"><text:s text:c="4"/><text:tab/> b1.setBackground(Color.LIGHT_GRAY);</text:p>
      <text:p text:style-name="P1"><text:s text:c="4"/><text:tab/> jp.add(b1);</text:p>
      <text:p text:style-name="P1"><text:s text:c="4"/><text:tab/> //找回密码</text:p>
      <text:p text:style-name="P1"><text:s text:c="4"/><text:tab/> JButton b2=new JButton("找回密码");</text:p>
      <text:p text:style-name="P1"><text:s text:c="4"/><text:tab/> b2.setFont(new Font("华文行楷",Font.PLAIN,13));</text:p>
      <text:p text:style-name="P1"><text:s text:c="4"/><text:tab/> b2.setBounds(390, 180, 90, 40);</text:p>
      <text:p text:style-name="P1"><text:s text:c="4"/><text:tab/> b2.setBorderPainted(false);</text:p>
      <text:p text:style-name="P1"><text:s text:c="4"/><text:tab/> b2.setBackground(Color.LIGHT_GRAY);</text:p>
      <text:p text:style-name="P1"><text:s text:c="4"/><text:tab/> jp.add(b2);</text:p>
      <text:p text:style-name="P1"><text:s text:c="4"/><text:tab/> b1.addActionListener(new ActionListener() {</text:p>
      <text:p text:style-name="P1"><text:tab/><text:tab/><text:tab/></text:p>
      <text:p text:style-name="P1"><text:tab/><text:tab/><text:tab/>@Override</text:p>
      <text:p text:style-name="P1"><text:tab/><text:tab/><text:tab/>public void actionPerformed(ActionEvent e) {</text:p>
      <text:p text:style-name="P1"><text:tab/><text:tab/><text:tab/><text:tab/>// TODO Auto-generated method stub</text:p>
      <text:p text:style-name="P1"><text:tab/><text:tab/><text:tab/><text:tab/>JOptionPane.showMessageDialog(null, "网络异常!",</text:p>
      <text:p text:style-name="P1"><text:tab/><text:tab/><text:tab/><text:tab/><text:tab/><text:tab/>"提示",JOptionPane.INFORMATION_MESSAGE);</text:p>
      <text:p text:style-name="P1"><text:tab/><text:tab/><text:tab/>}</text:p>
      <text:p text:style-name="P1"><text:tab/><text:tab/>});</text:p>
      <text:p text:style-name="P1"><text:s text:c="4"/><text:tab/> b2.addActionListener(new ActionListener() {</text:p>
      <text:p text:style-name="P1"><text:tab/><text:tab/><text:tab/></text:p>
      <text:p text:style-name="P1"><text:tab/><text:tab/><text:tab/>@Override</text:p>
      <text:p text:style-name="P1"><text:tab/><text:tab/><text:tab/>public void actionPerformed(ActionEvent e) {</text:p>
      <text:p text:style-name="P1"><text:tab/><text:tab/><text:tab/><text:tab/>// TODO Auto-generated method stub</text:p>
      <text:p text:style-name="P1"><text:tab/><text:tab/><text:tab/><text:tab/>JOptionPane.showMessageDialog(null, "网络异常!",</text:p>
      <text:p text:style-name="P1"><text:tab/><text:tab/><text:tab/><text:tab/><text:tab/><text:tab/>"提示",JOptionPane.INFORMATION_MESSAGE);</text:p>
      <text:p text:style-name="P1"><text:tab/><text:tab/><text:tab/>}</text:p>
      <text:p text:style-name="P1"><text:tab/><text:tab/>});</text:p>
      <text:p text:style-name="P1"><text:s text:c="4"/><text:tab/> setVisible(true);</text:p>
      <text:p text:style-name="P1"><text:s text:c="5"/>}</text:p>
      <text:p text:style-name="P1"><text:tab/>public static void main(String[] args){</text:p>
      <text:p text:style-name="P1"><text:tab/><text:tab/>new Denglu1(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3</meta:editing-cycles>
    <meta:generator>LibreOffice/5.3.0.3$Windows_X86_64 LibreOffice_project/7074905676c47b82bbcfbea1aeefc84afe1c50e1</meta:generator>
    <dc:date>2017-12-24T22:18:08.007000000</dc:date>
    <meta:document-statistic meta:table-count="0" meta:image-count="0" meta:object-count="0" meta:page-count="2" meta:paragraph-count="96" meta:word-count="313" meta:character-count="2901" meta:non-whitespace-character-count="2337"/>
    <meta:user-defined meta:name="Info 1"/>
    <meta:user-defined meta:name="Info 2"/>
    <meta:user-defined meta:name="Info 3"/>
    <meta:user-defined meta:name="Info 4"/>
  </office:meta>
</office:document-meta>
</file>